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2.569cm"/>
    </style:style>
    <style:style style:name="co5" style:family="table-column">
      <style:table-column-properties fo:break-before="auto" style:column-width="0.63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cc99" fo:border="0.002cm solid #000000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ackground-color="#94bd5e" fo:border="0.002cm solid #000000"/>
    </style:style>
    <style:style style:name="ce6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ff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Generic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string">
            <text:p>racials</text:p>
          </table:table-cell>
          <table:table-cell office:value-type="string">
            <text:p>Implements racial abilities (gift of the naaru, etc.)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follow</text:p>
          </table:table-cell>
          <table:table-cell office:value-type="string">
            <text:p>Follow master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stay</text:p>
          </table:table-cell>
          <table:table-cell office:value-type="string">
            <text:p>Stay in one place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goaway</text:p>
          </table:table-cell>
          <table:table-cell office:value-type="string">
            <text:p>Flee from each othe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ps assist</text:p>
          </table:table-cell>
          <table:table-cell office:value-type="string">
            <text:p>Pick less threaten but more tanked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ssist</text:p>
          </table:table-cell>
          <table:table-cell office:value-type="string">
            <text:p>Pick less tanked and less threaten target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tank aoe</text:p>
          </table:table-cell>
          <table:table-cell office:value-type="string">
            <text:p>Tank assist every N seconds to tank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dps aoe</text:p>
          </table:table-cell>
          <table:table-cell office:value-type="string">
            <text:p>Dps assist every N seconds to dps more targets a time</text:p>
          </table:table-cell>
          <table:table-cell table:style-name="ce4"/>
        </table:table-row>
        <table:table-row table:style-name="ro1">
          <table:table-cell table:number-columns-repeated="2"/>
          <table:table-cell office:value-type="string">
            <text:p>loot</text:p>
          </table:table-cell>
          <table:table-cell office:value-type="string">
            <text:p>Loot after combat automaticall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mote</text:p>
          </table:table-cell>
          <table:table-cell office:value-type="string">
            <text:p>Perform random emotes every N seconds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passive</text:p>
          </table:table-cell>
          <table:table-cell office:value-type="string">
            <text:p>Do not react on anything</text:p>
          </table:table-cell>
          <table:table-cell table:style-name="ce5"/>
        </table:table-row>
        <table:table-row table:style-name="ro1">
          <table:table-cell table:number-columns-repeated="2"/>
          <table:table-cell office:value-type="string">
            <text:p>low mana</text:p>
          </table:table-cell>
          <table:table-cell office:value-type="string">
            <text:p>Don't use (or use very seldom) mana consuming abilities</text:p>
          </table:table-cell>
          <table:table-cell table:style-name="ce5"/>
        </table:table-row>
        <table:table-row table:style-name="ro1">
          <table:table-cell/>
          <table:table-cell office:value-type="string">
            <text:p>nc</text:p>
          </table:table-cell>
          <table:table-cell office:value-type="string">
            <text:p>food</text:p>
          </table:table-cell>
          <table:table-cell office:value-type="string">
            <text:p>Use food/water when low health/mana</text:p>
          </table:table-cell>
          <table:table-cell table:style-name="ce5"/>
        </table:table-row>
        <table:table-row table:style-name="ro1" table:number-rows-repeated="65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las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Clas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Description</text:p>
          </table:table-cell>
          <table:table-cell table:style-name="ce3"/>
        </table:table-row>
        <table:table-row table:style-name="ro1">
          <table:table-cell table:style-name="ce6" office:value-type="string">
            <text:p>Druid</text:p>
          </table:table-cell>
          <table:table-cell/>
          <table:table-cell office:value-type="string">
            <text:p>tank (or bear)</text:p>
          </table:table-cell>
          <table:table-cell office:value-type="string">
            <text:p>Use (dire) bear form</text:p>
          </table:table-cell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cat</text:p>
          </table:table-cell>
          <table:table-cell office:value-type="string">
            <text:p>Use cat form</text:p>
          </table:table-cell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dps (or caster)</text:p>
          </table:table-cell>
          <table:table-cell office:value-type="string">
            <text:p>Use moonkin form</text:p>
          </table:table-cell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 table:number-columns-repeated="5"/>
        </table:table-row>
        <table:table-row table:style-name="ro1">
          <table:table-cell table:style-name="ce6" office:value-type="string">
            <text:p>Hunter</text:p>
          </table:table-cell>
          <table:table-cell/>
          <table:table-cell office:value-type="string">
            <text:p>dps</text:p>
          </table:table-cell>
          <table:table-cell office:value-type="string">
            <text:p>Make more damage</text:p>
          </table:table-cell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boost</text:p>
          </table:table-cell>
          <table:table-cell office:value-type="string">
            <text:p>Use boost abilities</text:p>
          </table:table-cell>
          <table:table-cell table:style-name="ce5"/>
        </table:table-row>
        <table:table-row table:style-name="ro1">
          <table:table-cell table:style-name="ce7" table:number-columns-repeated="5"/>
        </table:table-row>
        <table:table-row table:style-name="ro1">
          <table:table-cell table:style-name="ce6" office:value-type="string">
            <text:p>Mage</text:p>
          </table:table-cell>
          <table:table-cell/>
          <table:table-cell office:value-type="string">
            <text:p>frost</text:p>
          </table:table-cell>
          <table:table-cell office:value-type="string">
            <text:p>Use frost talents</text:p>
          </table:table-cell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 table:number-columns-repeated="5"/>
        </table:table-row>
        <table:table-row table:style-name="ro1">
          <table:table-cell table:style-name="ce6" office:value-type="string">
            <text:p>Paladin</text:p>
          </table:table-cell>
          <table:table-cell/>
          <table:table-cell office:value-type="string">
            <text:p>tank</text:p>
          </table:table-cell>
          <table:table-cell office:value-type="string">
            <text:p>Make more threat</text:p>
          </table:table-cell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 table:number-columns-repeated="5"/>
        </table:table-row>
        <table:table-row table:style-name="ro1">
          <table:table-cell table:style-name="ce6" office:value-type="string">
            <text:p>Priest</text:p>
          </table:table-cell>
          <table:table-cell/>
          <table:table-cell office:value-type="string">
            <text:p>heal</text:p>
          </table:table-cell>
          <table:table-cell office:value-type="string">
            <text:p>Heal party memebers and himself</text:p>
          </table:table-cell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 table:number-columns-repeated="5"/>
        </table:table-row>
        <table:table-row table:style-name="ro1">
          <table:table-cell table:style-name="ce6" office:value-type="string">
            <text:p>Rogue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 table:number-columns-repeated="5"/>
        </table:table-row>
        <table:table-row table:style-name="ro1">
          <table:table-cell table:style-name="ce6" office:value-type="string">
            <text:p>Shaman</text:p>
          </table:table-cell>
          <table:table-cell/>
          <table:table-cell office:value-type="string">
            <text:p>heal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 table:number-columns-repeated="5"/>
        </table:table-row>
        <table:table-row table:style-name="ro1">
          <table:table-cell table:style-name="ce6" office:value-type="string">
            <text:p>Warlock</text:p>
          </table:table-cell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7" table:number-columns-repeated="5"/>
        </table:table-row>
        <table:table-row table:style-name="ro1">
          <table:table-cell table:style-name="ce6" office:value-type="string">
            <text:p>Warrior</text:p>
          </table:table-cell>
          <table:table-cell/>
          <table:table-cell office:value-type="string">
            <text:p>tank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dps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nc</text:p>
          </table:table-cell>
          <table:table-cell/>
          <table:table-cell table:style-name="ce5"/>
        </table:table-row>
        <table:table-row table:style-name="ro1">
          <table:table-cell table:style-name="ce6"/>
          <table:table-cell/>
          <table:table-cell office:value-type="string">
            <text:p>boost</text:p>
          </table:table-cell>
          <table:table-cell/>
          <table:table-cell table:style-name="ce5"/>
        </table:table-row>
        <table:table-row table:style-name="ro1">
          <table:table-cell table:style-name="ce7" table:number-columns-repeated="5"/>
        </table:table-row>
        <table:table-row table:style-name="ro1" table:number-rows-repeated="65498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9">29.05.2010</text:date>, <text:time>07:3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25:35.65</meta:creation-date>
    <dc:date>2010-05-29T07:38:02.42</dc:date>
    <meta:editing-duration>PT00H12M30S</meta:editing-duration>
    <meta:editing-cycles>1</meta:editing-cycles>
    <meta:document-statistic meta:table-count="2" meta:cell-count="79" meta:object-count="0"/>
    <meta:generator>OpenOffice.org/3.2$Win32 OpenOffice.org_project/320m12$Build-9483</meta:generator>
  </office:meta>
</office:document-meta>
</file>